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3" style:family="paragraph" style:parent-style-name="Preformatted_20_Text">
      <style:paragraph-properties fo:margin-top="0in" fo:margin-bottom="0.1965in" style:contextual-spacing="false" fo:padding="0in" fo:border="none"/>
    </style:style>
    <style:style style:name="P4" style:family="paragraph" style:parent-style-name="Preformatted_20_Text">
      <style:paragraph-properties fo:padding="0in" fo:border="none"/>
    </style:style>
    <style:style style:name="P5" style:family="paragraph" style:parent-style-name="Text_20_body">
      <style:paragraph-properties fo:margin-top="0in" fo:margin-bottom="0.0598in" style:contextual-spacing="false"/>
      <style:text-properties style:font-name="Liberation Mono"/>
    </style:style>
    <style:style style:name="P6" style:family="paragraph" style:parent-style-name="Heading_20_1">
      <style:paragraph-properties fo:break-before="page"/>
      <style:text-properties officeooo:paragraph-rsid="001c4522"/>
    </style:style>
    <style:style style:name="P7" style:family="paragraph" style:parent-style-name="Heading_20_1">
      <style:paragraph-properties fo:break-before="page"/>
      <style:text-properties officeooo:paragraph-rsid="001c4e16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1c4e16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style:text-position="super 58%" loext:padding="0in" loext:border="none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491. Divide Players Into Teams of Equal Skill</text:h>
      <text:p text:style-name="P2">You are given a positive integer array <text:span text:style-name="Source_20_Text"><text:span text:style-name="T1">skill</text:span></text:span> of <text:span text:style-name="Strong_20_Emphasis"><text:span text:style-name="T2">even</text:span></text:span> length <text:span text:style-name="Source_20_Text"><text:span text:style-name="T1">n</text:span></text:span> where <text:span text:style-name="Source_20_Text"><text:span text:style-name="T1">skill[i]</text:span></text:span> denotes the skill of the <text:span text:style-name="Source_20_Text"><text:span text:style-name="T1">i</text:span></text:span><text:span text:style-name="Source_20_Text"><text:span text:style-name="T2">th</text:span></text:span> player. Divide the players into <text:span text:style-name="Source_20_Text"><text:span text:style-name="T1">n / 2</text:span></text:span> teams of size <text:span text:style-name="Source_20_Text"><text:span text:style-name="T1">2</text:span></text:span> such that the total skill of each team is <text:span text:style-name="Strong_20_Emphasis"><text:span text:style-name="T2">equal</text:span></text:span>.</text:p>
      <text:p text:style-name="P2">The <text:span text:style-name="Strong_20_Emphasis"><text:span text:style-name="T2">chemistry</text:span></text:span> of a team is equal to the <text:span text:style-name="Strong_20_Emphasis"><text:span text:style-name="T2">product</text:span></text:span> of the skills of the players on that team.</text:p>
      <text:p text:style-name="P2">Return <text:span text:style-name="Emphasis"><text:span text:style-name="T2">the sum of the </text:span></text:span><text:span text:style-name="Emphasis"><text:span text:style-name="Strong_20_Emphasis"><text:span text:style-name="T2">chemistry</text:span></text:span></text:span><text:span text:style-name="Emphasis"><text:span text:style-name="T2"> of all the teams, or return </text:span></text:span><text:span text:style-name="Source_20_Text"><text:span text:style-name="T1">-1</text:span></text:span><text:span text:style-name="Emphasis"><text:span text:style-name="T2"> if there is no way to divide the players into teams such that the total skill of each team is equal.</text:span></text:span></text:p>
      <text:p text:style-name="P2"> </text:p>
      <text:p text:style-name="P2"><text:span text:style-name="Strong_20_Emphasis"><text:span text:style-name="T2">Example 1:</text:span></text:span></text:p>
      <text:p text:style-name="P1"><text:span text:style-name="Strong_20_Emphasis"><text:span text:style-name="T2">Input:</text:span></text:span> skill = [3,2,5,1,3,4]</text:p>
      <text:p text:style-name="P1"><text:span text:style-name="Strong_20_Emphasis"><text:span text:style-name="T2">Output:</text:span></text:span> 22</text:p>
      <text:p text:style-name="P1"><text:span text:style-name="Strong_20_Emphasis"><text:span text:style-name="T2">Explanation:</text:span></text:span> </text:p>
      <text:p text:style-name="P4">Divide the players into the following teams: (1, 5), (2, 4), (3, 3), where each team has a total skill of 6.</text:p>
      <text:p text:style-name="P3">The sum of the chemistry of all the teams is: 1 * 5 + 2 * 4 + 3 * 3 = 5 + 8 + 9 = 22.</text:p>
      <text:p text:style-name="P2"><text:span text:style-name="Strong_20_Emphasis"><text:span text:style-name="T2">Example 2:</text:span></text:span></text:p>
      <text:p text:style-name="P1"><text:span text:style-name="Strong_20_Emphasis"><text:span text:style-name="T2">Input:</text:span></text:span> skill = [3,4]</text:p>
      <text:p text:style-name="P1"><text:span text:style-name="Strong_20_Emphasis"><text:span text:style-name="T2">Output:</text:span></text:span> 12</text:p>
      <text:p text:style-name="P1"><text:span text:style-name="Strong_20_Emphasis"><text:span text:style-name="T2">Explanation:</text:span></text:span> </text:p>
      <text:p text:style-name="P4">The two players form a team with a total skill of 7.</text:p>
      <text:p text:style-name="P3">The chemistry of the team is 3 * 4 = 12.</text:p>
      <text:p text:style-name="P2"><text:span text:style-name="Strong_20_Emphasis"><text:span text:style-name="T2">Example 3:</text:span></text:span></text:p>
      <text:p text:style-name="P1"><text:span text:style-name="Strong_20_Emphasis"><text:span text:style-name="T2">Input:</text:span></text:span> skill = [1,1,2,3]</text:p>
      <text:p text:style-name="P1"><text:span text:style-name="Strong_20_Emphasis"><text:span text:style-name="T2">Output:</text:span></text:span> -1</text:p>
      <text:p text:style-name="P1"><text:span text:style-name="Strong_20_Emphasis"><text:span text:style-name="T2">Explanation:</text:span></text:span> </text:p>
      <text:p text:style-name="P3">There is no way to divide the players into teams such that the total skill of each team is equal.</text:p>
      <text:p text:style-name="P2"> </text:p>
      <text:p text:style-name="P2"><text:span text:style-name="Strong_20_Emphasis"><text:span text:style-name="T2">Constraints:</text:span></text:span></text:p>
      <text:list text:style-name="L1">
        <text:list-item>
          <text:p text:style-name="P8"><text:span text:style-name="Source_20_Text"><text:span text:style-name="T1">2 &lt;= skill.length &lt;= 10</text:span></text:span><text:span text:style-name="Source_20_Text"><text:span text:style-name="T3">5</text:span></text:span></text:p>
        </text:list-item>
        <text:list-item>
          <text:p text:style-name="P8"><text:span text:style-name="Source_20_Text"><text:span text:style-name="T1">skill.length</text:span></text:span> is even.</text:p>
        </text:list-item>
        <text:list-item>
          <text:p text:style-name="P9"><text:span text:style-name="Source_20_Text"><text:span text:style-name="T1">1 &lt;= skill[i] &lt;= 1000</text:span></text:span></text:p>
        </text:list-item>
      </text:list>
      <text:p text:style-name="Text_20_body"/>
      <text:h text:style-name="P7" text:outline-level="1">2491. Divide Players Into Teams of Equal Skill</text:h>
      <text:p text:style-name="P10">/*</text:p>
      <text:p text:style-name="P10"><text:s text:c="4"/>Brute force</text:p>
      <text:p text:style-name="P10"><text:s text:c="4"/>Time complexity: O(n^2),assume serach in unordered set is O(1) </text:p>
      <text:p text:style-name="P10"><text:s text:c="4"/>Space complexity: O(n)</text:p>
      <text:p text:style-name="P10">*/</text:p>
      <text:p text:style-name="P10"/>
      <text:p text:style-name="P10">class Solution {</text:p>
      <text:p text:style-name="P10"><text:s text:c="4"/>public:</text:p>
      <text:p text:style-name="P10"><text:s text:c="8"/>long long dividePlayers(std::vector&lt;int&gt;&amp; skill) {</text:p>
      <text:p text:style-name="P10"><text:s text:c="12"/>int n=skill.size();</text:p>
      <text:p text:style-name="P10"><text:s text:c="12"/>int s=0;</text:p>
      <text:p text:style-name="P10"><text:s text:c="12"/>for(auto&amp; e: skill) s+=e;</text:p>
      <text:p text:style-name="P10"/>
      <text:p text:style-name="P10"><text:s text:c="12"/>if(2*s%n!=0) return -1;</text:p>
      <text:p text:style-name="P10"><text:s text:c="12"/></text:p>
      <text:p text:style-name="P10"><text:s text:c="12"/>std::unordered_set&lt;int&gt; taken;</text:p>
      <text:p text:style-name="P10"><text:s text:c="12"/>int target=2*s/n;</text:p>
      <text:p text:style-name="P10"><text:s text:c="12"/>long long ans=0;</text:p>
      <text:p text:style-name="P10"><text:s text:c="12"/>int cnt=0;</text:p>
      <text:p text:style-name="P10"><text:s text:c="12"/>for(int i=0;i&lt;n-1;++i){</text:p>
      <text:p text:style-name="P10"><text:s text:c="16"/>for(int j=i+1;j&lt;n;++j){</text:p>
      <text:p text:style-name="P10"><text:s text:c="20"/>if(taken.find(i)==taken.end() &amp;&amp; taken.find(j)==taken.end() &amp;&amp; skill[i]+skill[j]==target){</text:p>
      <text:p text:style-name="P10"><text:s text:c="24"/>ans+=(skill[i]*skill[j]);</text:p>
      <text:p text:style-name="P10"><text:s text:c="24"/>taken.insert(i);</text:p>
      <text:p text:style-name="P10"><text:s text:c="24"/>taken.insert(j);</text:p>
      <text:p text:style-name="P10"><text:s text:c="24"/>cnt++;</text:p>
      <text:p text:style-name="P10"><text:s text:c="20"/>}</text:p>
      <text:p text:style-name="P10"><text:s text:c="16"/>}</text:p>
      <text:p text:style-name="P10"><text:s text:c="12"/>}</text:p>
      <text:p text:style-name="P10"><text:s text:c="12"/>return cnt&lt;n/2||ans==0?-1:ans;</text:p>
      <text:p text:style-name="P10"><text:s text:c="8"/>}</text:p>
      <text:p text:style-name="P10">};</text:p>
      <text:h text:style-name="P6" text:outline-level="1">2491. Divide Players Into Teams of Equal Skill</text:h>
      <text:p text:style-name="P5">/*</text:p>
      <text:p text:style-name="P5"><text:s text:c="4"/><text:span text:style-name="T4">Sorting</text:span></text:p>
      <text:p text:style-name="P5"><text:s text:c="4"/>Time complexity: O(nlogn)</text:p>
      <text:p text:style-name="P5"><text:s text:c="4"/>Space complexity: O(sorting method)</text:p>
      <text:p text:style-name="P5">*/</text:p>
      <text:p text:style-name="P5"/>
      <text:p text:style-name="P5">class Solution {</text:p>
      <text:p text:style-name="P5"><text:s text:c="4"/>public:</text:p>
      <text:p text:style-name="P5"><text:s text:c="8"/>long long dividePlayers(std::vector&lt;int&gt;&amp; skill) {</text:p>
      <text:p text:style-name="P5"><text:s text:c="12"/>std::sort(skill.begin(),skill.end());</text:p>
      <text:p text:style-name="P5"><text:s text:c="12"/>int i=0,j=skill.size()-1,total=skill[0]+skill.back();</text:p>
      <text:p text:style-name="P5"><text:s text:c="12"/>long long ans=0;</text:p>
      <text:p text:style-name="P5"><text:s text:c="12"/>while(i&lt;j){</text:p>
      <text:p text:style-name="P5"><text:s text:c="16"/>if(skill[i]+skill[j]!=total) return -1;</text:p>
      <text:p text:style-name="P5"><text:s text:c="16"/>ans+=(skill[i]*skill[j]);</text:p>
      <text:p text:style-name="P5"><text:s text:c="16"/>i++;</text:p>
      <text:p text:style-name="P5"><text:s text:c="16"/>j--;</text:p>
      <text:p text:style-name="P5"><text:s text:c="12"/>}</text:p>
      <text:p text:style-name="P5"><text:s text:c="12"/>return ans;</text:p>
      <text:p text:style-name="P5"><text:s text:c="8"/>}</text:p>
      <text:p text:style-name="P5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11:07:31.743656847</meta:creation-date>
    <dc:date>2024-10-04T11:47:42.682629879</dc:date>
    <meta:editing-duration>PT2M56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3" meta:paragraph-count="80" meta:word-count="361" meta:character-count="2655" meta:non-whitespace-character-count="1856"/>
  </office:meta>
</office:document-meta>
</file>